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1.592cm"/>
    </style:style>
    <style:style style:name="gr6" style:family="graphic" style:parent-style-name="standard">
      <style:graphic-properties draw:stroke="none" svg:stroke-color="#000000" draw:fill="none" draw:fill-color="#ffffff" fo:min-height="2.159cm"/>
    </style:style>
    <style:style style:name="P1" style:family="paragraph">
      <style:paragraph-properties fo:text-align="center"/>
    </style:style>
    <style:style style:name="P2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366cm" svg:height="3.683cm" svg:x="1.622cm" svg:y="5.907cm">
          <text:p text:style-name="P1">Lake Condition </text:p>
          <text:p text:style-name="P1">Mobile Client</text:p>
        </draw:rect>
        <draw:line draw:style-name="gr2" draw:text-style-name="P1" draw:layer="layout" svg:x1="8.943cm" svg:y1="7.794cm" svg:x2="13.769cm" svg:y2="7.54cm">
          <text:p/>
        </draw:line>
        <draw:rect draw:style-name="gr1" draw:text-style-name="P1" draw:layer="layout" svg:width="5.715cm" svg:height="4.445cm" svg:x="13.596cm" svg:y="4.614cm">
          <text:p text:style-name="P1">LakeCondition</text:p>
          <text:p text:style-name="P1">Service</text:p>
        </draw:rect>
        <draw:frame draw:style-name="gr3" draw:layer="measurelines" svg:width="2.161cm" svg:height="0.962cm" svg:x="9.857cm" svg:y="6.805cm">
          <draw:text-box>
            <text:p>HTTP</text:p>
          </draw:text-box>
        </draw:frame>
        <draw:frame draw:style-name="gr4" draw:layer="measurelines" svg:width="4.572cm" svg:height="1.139cm" svg:x="13.578cm" svg:y="3.595cm">
          <draw:text-box draw:corner-radius="0.254cm">
            <text:p>Tomcat </text:p>
          </draw:text-box>
        </draw:frame>
        <draw:rect draw:style-name="gr1" draw:text-style-name="P1" draw:layer="measurelines" svg:width="6.604cm" svg:height="4.133cm" svg:x="12.468cm" svg:y="12.395cm">
          <text:p text:style-name="P1">MySQL Database</text:p>
          <text:p text:style-name="P1"/>
          <text:p text:style-name="P1"/>
          <text:p text:style-name="P1">Thalassa</text:p>
          <text:p text:style-name="P1">server</text:p>
          <text:p text:style-name="P1"/>
          <text:p text:style-name="P1"/>
          <text:p text:style-name="P1"/>
        </draw:rect>
        <draw:line draw:style-name="gr2" draw:text-style-name="P1" draw:layer="measurelines" svg:x1="16.898cm" svg:y1="9.059cm" svg:x2="17.025cm" svg:y2="11.599cm">
          <text:p/>
        </draw:line>
        <draw:rect draw:style-name="gr1" draw:text-style-name="P1" draw:layer="measurelines" svg:width="5.842cm" svg:height="1.27cm" svg:x="2.674cm" svg:y="12.234cm">
          <text:p text:style-name="P1">Trout lake buoy</text:p>
        </draw:rect>
        <draw:rect draw:style-name="gr1" draw:text-style-name="P1" draw:layer="measurelines" svg:width="5.842cm" svg:height="1.524cm" svg:x="2.801cm" svg:y="14.266cm">
          <text:p text:style-name="P1">Mendota lake buoy</text:p>
        </draw:rect>
        <draw:rect draw:style-name="gr1" draw:text-style-name="P1" draw:layer="measurelines" svg:width="5.969cm" svg:height="1.651cm" svg:x="2.801cm" svg:y="16.425cm">
          <text:p text:style-name="P1">Sparkling lake buoy</text:p>
        </draw:rect>
        <draw:line draw:style-name="gr2" draw:text-style-name="P1" draw:layer="measurelines" svg:x1="8.643cm" svg:y1="12.742cm" svg:x2="12.453cm" svg:y2="14.139cm">
          <text:p/>
        </draw:line>
        <draw:line draw:style-name="gr2" draw:text-style-name="P1" draw:layer="measurelines" svg:x1="8.897cm" svg:y1="15.282cm" svg:x2="12.453cm" svg:y2="14.901cm">
          <text:p/>
        </draw:line>
        <draw:line draw:style-name="gr2" draw:text-style-name="P1" draw:layer="measurelines" svg:x1="8.77cm" svg:y1="17.187cm" svg:x2="12.453cm" svg:y2="15.536cm">
          <text:p/>
        </draw:line>
        <draw:frame draw:style-name="gr5" draw:layer="measurelines" svg:width="2.385cm" svg:height="1.842cm" svg:x="8.757cm" svg:y="13.44cm">
          <draw:text-box>
            <text:p>Sends </text:p>
            <text:p>data</text:p>
          </draw:text-box>
        </draw:frame>
        <draw:frame draw:style-name="gr6" draw:text-style-name="P2" draw:layer="measurelines" svg:width="15.621cm" svg:height="2.409cm" svg:x="2.992cm" svg:y="1.31cm">
          <draw:text-box>
            <text:p><text:span text:style-name="T1"><text:tab/></text:span><text:span text:style-name="T1"><text:tab/></text:span><text:span text:style-name="T1"><text:tab/></text:span><text:span text:style-name="T1">Deployment Diagram</text:span></text:p>
          </draw:text-box>
        </draw:frame>
      </draw:page>
      <draw:page draw:name="page2" draw:style-name="dp1" draw:master-page-name="Default">
        <draw:rect draw:style-name="gr1" draw:text-style-name="P3" draw:layer="layout" svg:width="7.366cm" svg:height="3.683cm" svg:x="2.397cm" svg:y="1.381cm">
          <text:p text:style-name="P1"><text:span text:style-name="T2">MainActivity</text:span></text:p>
        </draw:rect>
        <draw:line draw:style-name="gr2" draw:text-style-name="P1" draw:layer="layout" svg:x1="9.44cm" svg:y1="4.112cm" svg:x2="14.266cm" svg:y2="3.858cm">
          <text:p/>
        </draw:line>
        <draw:rect draw:style-name="gr1" draw:text-style-name="P3" draw:layer="layout" svg:width="5.715cm" svg:height="4.445cm" svg:x="14.208cm" svg:y="2.016cm">
          <text:p text:style-name="P1"><text:span text:style-name="T2">WeatherOp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1T08:58:10</meta:creation-date>
    <dc:date>2015-09-24T10:17:42</dc:date>
    <meta:editing-duration>PT16M12S</meta:editing-duration>
    <meta:editing-cycles>2</meta:editing-cycles>
    <meta:generator>OpenOffice.org/3.4.1$Unix OpenOffice.org_project/341m1$Build-9593</meta:generator>
    <meta:document-statistic meta:object-count="18"/>
  </office:meta>
</office:document-meta>
</file>